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/>
    <style:font-face style:name="Liberation Sans1" svg:font-family="'Liberation Sans'" style:font-family-generic="roman"/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0pt" officeooo:rsid="00190039" officeooo:paragraph-rsid="00190039" style:font-size-asian="10pt" style:font-size-complex="10pt"/>
    </style:style>
    <style:style style:name="P2" style:family="paragraph" style:parent-style-name="Standard" style:list-style-name="L1">
      <style:text-properties style:font-name="DejaVu Sans Mono" fo:font-size="10pt" officeooo:rsid="00190039" officeooo:paragraph-rsid="00190039" style:font-size-asian="10pt" style:font-size-complex="10pt"/>
    </style:style>
    <style:style style:name="P3" style:family="paragraph" style:parent-style-name="Standard" style:list-style-name="L2">
      <style:text-properties style:font-name="DejaVu Sans Mono" fo:font-size="10pt" officeooo:rsid="00190039" officeooo:paragraph-rsid="00190039" style:font-size-asian="10pt" style:font-size-complex="10pt"/>
    </style:style>
    <style:style style:name="P4" style:family="paragraph" style:parent-style-name="Standard" style:list-style-name="L3">
      <style:text-properties style:font-name="DejaVu Sans Mono" fo:font-size="10pt" officeooo:rsid="00190039" officeooo:paragraph-rsid="00190039" style:font-size-asian="10pt" style:font-size-complex="10pt"/>
    </style:style>
    <style:style style:name="P5" style:family="paragraph" style:parent-style-name="Standard">
      <style:text-properties style:font-name="DejaVu Sans Mono" fo:font-size="10pt" officeooo:rsid="001a34a1" officeooo:paragraph-rsid="001a34a1" style:font-size-asian="10pt" style:font-size-complex="10pt"/>
    </style:style>
    <style:style style:name="P6" style:family="paragraph" style:parent-style-name="Standard">
      <style:text-properties style:font-name="DejaVu Sans Mono" fo:font-size="10pt" officeooo:rsid="001bb8e1" officeooo:paragraph-rsid="001bb8e1" style:font-size-asian="10pt" style:font-size-complex="10pt"/>
    </style:style>
    <style:style style:name="P7" style:family="paragraph" style:parent-style-name="Standard" style:list-style-name="L4">
      <style:text-properties style:font-name="DejaVu Sans Mono" fo:font-size="10pt" officeooo:rsid="001bb8e1" officeooo:paragraph-rsid="001bb8e1" style:font-size-asian="10pt" style:font-size-complex="10pt"/>
    </style:style>
    <style:style style:name="P8" style:family="paragraph" style:parent-style-name="Standard" style:list-style-name="L4">
      <style:text-properties style:font-name="DejaVu Sans Mono" fo:font-size="10pt" officeooo:rsid="001c8612" officeooo:paragraph-rsid="001c8612" style:font-size-asian="10pt" style:font-size-complex="10pt"/>
    </style:style>
    <style:style style:name="P9" style:family="paragraph" style:parent-style-name="Standard">
      <style:text-properties style:font-name="DejaVu Sans Mono" fo:font-size="10pt" officeooo:rsid="001c8612" officeooo:paragraph-rsid="001c8612" style:font-size-asian="10pt" style:font-size-complex="10pt"/>
    </style:style>
    <style:style style:name="P10" style:family="paragraph" style:parent-style-name="Standard" style:list-style-name="L5">
      <style:text-properties style:font-name="DejaVu Sans Mono" fo:font-size="10pt" officeooo:rsid="001c8612" officeooo:paragraph-rsid="001c8612" style:font-size-asian="10pt" style:font-size-complex="10pt"/>
    </style:style>
    <style:style style:name="P11" style:family="paragraph" style:parent-style-name="Standard">
      <style:text-properties style:font-name="DejaVu Sans Mono" fo:font-size="10pt" officeooo:rsid="001f412e" officeooo:paragraph-rsid="001f412e" style:font-size-asian="10pt" style:font-size-complex="10pt"/>
    </style:style>
    <style:style style:name="P12" style:family="paragraph" style:parent-style-name="Standard" style:list-style-name="L6">
      <style:text-properties style:font-name="DejaVu Sans Mono" fo:font-size="10pt" officeooo:rsid="001f412e" officeooo:paragraph-rsid="001f412e" style:font-size-asian="10pt" style:font-size-complex="10pt"/>
    </style:style>
    <style:style style:name="P13" style:family="paragraph" style:parent-style-name="Standard">
      <style:text-properties style:font-name="DejaVu Sans Mono" fo:font-size="10pt" officeooo:rsid="0020a06e" officeooo:paragraph-rsid="0020a06e" style:font-size-asian="10pt" style:font-size-complex="10pt"/>
    </style:style>
    <style:style style:name="P14" style:family="paragraph" style:parent-style-name="Standard">
      <style:text-properties style:font-name="DejaVu Sans Mono" fo:font-size="10pt" officeooo:rsid="00229a9e" officeooo:paragraph-rsid="00229a9e" style:font-size-asian="10pt" style:font-size-complex="10pt"/>
    </style:style>
    <style:style style:name="P15" style:family="paragraph" style:parent-style-name="Standard">
      <style:text-properties style:font-name="DejaVu Sans Mono" fo:font-size="10pt" style:text-underline-style="solid" style:text-underline-width="auto" style:text-underline-color="font-color" officeooo:rsid="0020a06e" officeooo:paragraph-rsid="0020a06e" style:font-size-asian="10pt" style:font-size-complex="10pt"/>
    </style:style>
    <style:style style:name="P16" style:family="paragraph" style:parent-style-name="Standard">
      <style:text-properties officeooo:paragraph-rsid="001f412e"/>
    </style:style>
    <style:style style:name="T1" style:family="text">
      <style:text-properties officeooo:rsid="001a34a1"/>
    </style:style>
    <style:style style:name="T2" style:family="text">
      <style:text-properties officeooo:rsid="001c8612"/>
    </style:style>
    <style:style style:name="T3" style:family="text">
      <style:text-properties officeooo:rsid="001df6f8"/>
    </style:style>
    <style:style style:name="T4" style:family="text">
      <style:text-properties officeooo:rsid="001f412e"/>
    </style:style>
    <style:style style:name="T5" style:family="text">
      <style:text-properties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6" style:family="text">
      <style:text-properties style:font-name="DejaVu Sans Mono" fo:font-size="10pt" officeooo:rsid="001f412e" style:font-size-asian="10pt" style:font-size-complex="10pt"/>
    </style:style>
    <style:style style:name="T7" style:family="text">
      <style:text-properties officeooo:rsid="0020a06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Nico Logs </text:p>
      <text:p text:style-name="P5"/>
      <text:p text:style-name="P5">6/8/2016. Data primarily from scenario1.top <text:span text:style-name="T3">and scenario1c.top</text:span>, files saved in test{1-4}_<text:span text:style-name="T3">sc1</text:span>.csv</text:p>
      <text:p text:style-name="P1"/>
      <text:p text:style-name="P1">* ASR system works better when input is not slow or exaggerated.</text:p>
      <text:p text:style-name="P1">* <text:span text:style-name="T1">Responses will often revert to default when out-of-script speech is included.</text:span></text:p>
      <text:p text:style-name="P1"/>
      <text:p text:style-name="P15">Key</text:p>
      <text:p text:style-name="P13">Substitution: S</text:p>
      <text:p text:style-name="P13">Insertion: I</text:p>
      <text:p text:style-name="P13">Deletion: D</text:p>
      <text:p text:style-name="P13"/>
      <text:p text:style-name="P1">1. “Hey/<text:span text:style-name="T3">Hello</text:span> Nico”</text:p>
      <text:list xml:id="list7459343978260096844" text:style-name="L1">
        <text:list-item>
          <text:p text:style-name="P2">go <text:span text:style-name="T7">(D, S)</text:span></text:p>
        </text:list-item>
        <text:list-item>
          <text:p text:style-name="P2">key go <text:span text:style-name="T7">(D, S)</text:span></text:p>
        </text:list-item>
        <text:list-item>
          <text:p text:style-name="P2">hello me go <text:span text:style-name="T7">(S)</text:span></text:p>
        </text:list-item>
      </text:list>
      <text:p text:style-name="P1"/>
      <text:p text:style-name="P1">2. “Move forward two squares”*</text:p>
      <text:list xml:id="list1430085341004666690" text:style-name="L2">
        <text:list-item>
          <text:p text:style-name="P3">“forward two” <text:span text:style-name="T7">(D)</text:span></text:p>
        </text:list-item>
      </text:list>
      <text:p text:style-name="P1"/>
      <text:p text:style-name="P1">* Whenever speaker says, “Move forward x steps”, the system records it as “x steps”</text:p>
      <text:p text:style-name="P1"/>
      <text:p text:style-name="P1">3. “Turn left”</text:p>
      <text:list xml:id="list515261632819595083" text:style-name="L3">
        <text:list-item>
          <text:p text:style-name="P4">“Turn last” <text:span text:style-name="T7">(S)</text:span></text:p>
        </text:list-item>
        <text:list-item>
          <text:p text:style-name="P4">“Left” <text:span text:style-name="T7">(D)</text:span></text:p>
        </text:list-item>
        <text:list-item>
          <text:p text:style-name="P4">“Turn” <text:span text:style-name="T7">(D)</text:span></text:p>
        </text:list-item>
        <text:list-item>
          <text:p text:style-name="P4">“Tired” <text:span text:style-name="T7">(D, S)</text:span></text:p>
        </text:list-item>
        <text:list-item>
          <text:p text:style-name="P4">“<text:span text:style-name="T4">Turn your head left” (I)</text:span></text:p>
        </text:list-item>
      </text:list>
      <text:p text:style-name="P1"/>
      <text:p text:style-name="P6">4. “What is the slope of the line from 0 0 to <text:span text:style-name="T2">1</text:span> 1”</text:p>
      <text:list xml:id="list5231420343087704529" text:style-name="L4">
        <text:list-item>
          <text:p text:style-name="P7">“Wet” <text:span text:style-name="T7">(D, S)</text:span></text:p>
        </text:list-item>
        <text:list-item>
          <text:p text:style-name="P7">“Wet is the slow” <text:span text:style-name="T7">(D, S)</text:span></text:p>
        </text:list-item>
        <text:list-item>
          <text:p text:style-name="P8">“Cocoa july so one one” <text:span text:style-name="T7">(D, S)</text:span></text:p>
        </text:list-item>
      </text:list>
      <text:p text:style-name="P9"/>
      <text:p text:style-name="P9">5. “Move forward one <text:span text:style-name="T4">square</text:span>”</text:p>
      <text:list xml:id="list6459614367827880996" text:style-name="L5">
        <text:list-item>
          <text:p text:style-name="P10">“I'm 4 words years years old” <text:span text:style-name="T7">(D, S, I)</text:span></text:p>
        </text:list-item>
        <text:list-item>
          <text:p text:style-name="P10">“When forward one” <text:span text:style-name="T7">(D, S)</text:span></text:p>
        </text:list-item>
        <text:list-item>
          <text:p text:style-name="P10">“Farm i'd one one” <text:span text:style-name="T7">(D, S)</text:span></text:p>
        </text:list-item>
        <text:list-item>
          <text:p text:style-name="P10">“<text:span text:style-name="T4">Farm words your square is” (D, S, I)</text:span></text:p>
        </text:list-item>
      </text:list>
      <text:p text:style-name="P1"/>
      <text:p text:style-name="P11">6. “What about the slope?”</text:p>
      <text:list xml:id="list2550734729536668574" text:style-name="L6">
        <text:list-item>
          <text:p text:style-name="P12">“wet” <text:span text:style-name="T7">(D, S)</text:span></text:p>
        </text:list-item>
        <text:list-item>
          <text:p text:style-name="P12">“white” <text:span text:style-name="T7">(D, S)</text:span></text:p>
        </text:list-item>
        <text:list-item>
          <text:p text:style-name="P12">“well enough slow” <text:span text:style-name="T7">(D, S)</text:span></text:p>
        </text:list-item>
        <text:list-item>
          <text:p text:style-name="P12">“wet about this loud” <text:span text:style-name="T7">(D, S)</text:span></text:p>
        </text:list-item>
        <text:list-item>
          <text:p text:style-name="P12">“one another slow” <text:span text:style-name="T7">(D, S)</text:span></text:p>
        </text:list-item>
        <text:list-item>
          <text:p text:style-name="P12">“why about the snow” <text:span text:style-name="T7">(D, S)</text:span></text:p>
        </text:list-item>
        <text:list-item>
          <text:p text:style-name="P12">“nope” <text:span text:style-name="T7">(D, S)</text:span></text:p>
        </text:list-item>
        <text:list-item>
          <text:p text:style-name="P12">“wet about the snow” <text:span text:style-name="T7">(D, S)</text:span></text:p>
        </text:list-item>
      </text:list>
      <text:p text:style-name="P11"/>
      <text:p text:style-name="P11">* It did not move past “What about the slope?” in Scenario1c. </text:p>
      <text:p text:style-name="P1"/>
      <text:p text:style-name="P5">Out-of-script inputs that received some response: </text:p>
      <text:p text:style-name="P5">1. “I've heard”: <text:span text:style-name="T4">(Response) </text:span>“I'm always feeling good. And you , how are you doing ?”</text:p>
      <text:p text:style-name="P16"><text:span text:style-name="T6">2. “Why about the snow”: (Response) “</text:span><text:span text:style-name="T5">Nao means both immediately in English , and </text:span><text:soft-page-break/><text:span text:style-name="T5">brain in Chinese <text:s/>.”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roman"/>
    <style:font-face style:name="Liberation Sans1" svg:font-family="'Liberation Sans'" style:font-family-generic="roman"/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8T15:00:26.806898402</meta:creation-date>
    <dc:date>2016-06-08T15:35:14.541319119</dc:date>
    <meta:editing-duration>PT28M55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2" meta:paragraph-count="43" meta:word-count="280" meta:character-count="1376" meta:non-whitespace-character-count="1159"/>
  </office:meta>
</office:document-meta>
</file>